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203cm" style:rel-column-width="4637*"/>
    </style:style>
    <style:style style:name="Tabelle1.B" style:family="table-column">
      <style:table-column-properties style:column-width="10.13cm" style:rel-column-width="39050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ff0000"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fo:color="#ff0000" style:font-name="Times New Roman"/>
    </style:style>
    <style:style style:name="P12" style:family="paragraph" style:parent-style-name="Standard">
      <style:paragraph-properties fo:text-align="end" style:justify-single-word="false"/>
      <style:text-properties fo:color="#ff0000"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ff0000"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officeooo:rsid="0004dc1a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02824a" style:font-size-asian="12pt" style:font-size-complex="12pt"/>
    </style:style>
    <style:style style:name="T9" style:family="text">
      <style:text-properties style:font-name="Times New Roman" fo:font-size="12pt" officeooo:rsid="00030ca7" style:font-size-asian="12pt" style:font-size-complex="12pt"/>
    </style:style>
    <style:style style:name="T10" style:family="text">
      <style:text-properties fo:color="#ff0000"/>
    </style:style>
    <style:style style:name="T11" style:family="text">
      <style:text-properties fo:color="#ff0000" style:font-name="Times New Roman"/>
    </style:style>
    <style:style style:name="T12" style:family="text">
      <style:text-properties fo:color="#ff0000" style:font-name="Times New Roman" fo:font-size="12pt" style:font-size-asian="12pt" style:font-size-complex="12pt"/>
    </style:style>
    <style:style style:name="T13" style:family="text">
      <style:text-properties fo:color="#ff0000" style:font-name="Times New Roman" fo:font-size="12pt" officeooo:rsid="00030ca7" style:font-size-asian="12pt" style:font-size-complex="12pt"/>
    </style:style>
    <style:style style:name="T14" style:family="text">
      <style:text-properties fo:color="#c9211e" style:font-name="Times New Roman" fo:font-size="12pt" style:font-size-asian="12pt" style:font-size-complex="12pt"/>
    </style:style>
    <style:style style:name="T15" style:family="text">
      <style:text-properties fo:color="#c9211e" style:font-name="Times New Roman" fo:font-size="12pt" officeooo:rsid="000739b1" style:font-size-asian="12pt" style:font-size-complex="12pt"/>
    </style:style>
    <style:style style:name="T16" style:family="text">
      <style:text-properties officeooo:rsid="000739b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orname Name</text:p>
      <text:p text:style-name="P11">Straße XX</text:p>
      <text:p text:style-name="P11">XXXXX Stadt</text:p>
      <text:p text:style-name="P6">Versichertennummer <text:span text:style-name="T10">XXXXXXXX</text:span></text:p>
      <text:p text:style-name="P7"/>
      <text:p text:style-name="P7"><text:span text:style-name="T10">Stadt</text:span>, den <text:span text:style-name="T10">TT.MM.JJJJ</text:span></text:p>
      <text:p text:style-name="P7"/>
      <text:p text:style-name="P14">Name Krankenkasse</text:p>
      <text:p text:style-name="P12"><text:span text:style-name="T2">Straße XX</text:span><text:line-break/>XXXXX Stadt</text:p>
      <text:p text:style-name="P12"/>
      <text:p text:style-name="P10">Antrag auf Kostenübernahme meiner genitalangleichenden operativen Maßnahmen „Frau-zu-Mann“</text:p>
      <text:p text:style-name="P8"/>
      <text:p text:style-name="P8">Sehr geehrte Damen und Herren,</text:p>
      <text:p text:style-name="P8"/>
      <text:p text:style-name="P8">Ich freue mich immens, Ihnen endlich diesen Antrag stellen zu können.</text:p>
      <text:p text:style-name="P8">Hiermit beantrage ich eine Kostenübernahme meiner genitalangleichenden operativen Maßnahmen Frau-zu-Mann (die Bezeichnung wurde den aktuellen MDK-Richtlinien entnommen) in der <text:span text:style-name="T10">KLINIK</text:span>. Die vom MDK vorgesehenen Fristen (1,5 Jahre Therapie, 6 Monate Hormonbehandlung und 1,5 Jahre Alltagstest) sind, wie Sie aus den mitgesendeten Anlagen entnehmen können, ebenfalls erfüllt.</text:p>
      <text:p text:style-name="P8"/>
      <text:p text:style-name="P8"/>
      <text:p text:style-name="P5"><text:span text:style-name="T6">Falls Sie weitere Informationen benötigen bzw. Fragen zu den mitgeschickten Unterlagen haben, so erreichen Sie mich tagsüber telefonisch unter </text:span><text:span text:style-name="T11">Telefonnummer</text:span><text:span text:style-name="T6"> oder per E-Mail unter </text:span><text:span text:style-name="T11">Email@Email.de</text:span></text:p>
      <text:p text:style-name="P8"/>
      <text:p text:style-name="P8">Ich freue mich sehr auf Ihre baldige Antwort.</text:p>
      <text:p text:style-name="P8"/>
      <text:p text:style-name="P8">Mit freundlichen Grüßen,</text:p>
      <text:p text:style-name="P8"/>
      <text:p text:style-name="P8"/>
      <text:p text:style-name="P13">[Vorname, Name]</text:p>
      <text:p text:style-name="P8"/>
      <text:p text:style-name="P8"/>
      <text:p text:style-name="P8"/>
      <text:p text:style-name="P9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Nr.</text:p>
          </table:table-cell>
          <table:table-cell table:style-name="Tabelle1.A1" office:value-type="string">
            <text:p text:style-name="P2">Anlage</text:p>
          </table:table-cell>
          <table:table-cell table:style-name="Tabelle1.C1" office:value-type="string">
            <text:p text:style-name="P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2">1</text:p>
          </table:table-cell>
          <table:table-cell table:style-name="Tabelle1.B27" office:value-type="string">
            <text:p text:style-name="P2"><text:span text:style-name="T1">Begutachtungsrichtlinie für Geschlechtsangleichende Maßnahmen bei Transsexualität des GKV-Spitzenverbandes zur Sicherung einer einheitlichen Begutachtung nach § 282 Absatz 2, Satz 3 SGB V</text:span> </text:p>
          </table:table-cell>
          <table:table-cell table:style-name="Tabelle1.C27" office:value-type="string">
            <text:p text:style-name="P2">Auflistung der für die Bewilligung von genitalangleichende operativen Maßnahmen nahegelegten Bedingungen.</text:p>
          </table:table-cell>
        </table:table-row>
        <table:table-row>
          <table:table-cell table:style-name="Tabelle1.A19" table:number-rows-spanned="2" office:value-type="string">
            <text:p text:style-name="P2">2</text:p>
          </table:table-cell>
          <table:table-cell table:style-name="Tabelle1.B27" table:number-rows-spanned="2" office:value-type="string">
            <text:p text:style-name="P2">Gutachten von <text:span text:style-name="T10">Name von Gutachter 1</text:span></text:p>
          </table:table-cell>
          <table:table-cell table:style-name="Tabelle1.C27" office:value-type="string">
            <text:p text:style-name="P3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Der psychische Befund auf Seite <text:span text:style-name="T10">X</text:span> schließt mögliche Komorditäten aus.</text:p>
          </table:table-cell>
        </table:table-row>
        <text:soft-page-break/>
        <table:table-row>
          <table:table-cell table:style-name="Tabelle1.A19" table:number-rows-spanned="2" office:value-type="string">
            <text:p text:style-name="P2">3</text:p>
          </table:table-cell>
          <table:table-cell table:style-name="Tabelle1.B27" table:number-rows-spanned="2" office:value-type="string">
            <text:p text:style-name="P2">Gutachten von <text:span text:style-name="T10">Name von Gutachter 2</text:span></text:p>
          </table:table-cell>
          <table:table-cell table:style-name="Tabelle1.C27" office:value-type="string">
            <text:p text:style-name="P3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Der psychische Befund auf Seite <text:span text:style-name="T10">X</text:span> schließt mögliche Komorditäten aus.</text:p>
          </table:table-cell>
        </table:table-row>
        <table:table-row>
          <table:table-cell table:style-name="Tabelle1.A19" table:number-rows-spanned="3" office:value-type="string">
            <text:p text:style-name="P2">4</text:p>
          </table:table-cell>
          <table:table-cell table:style-name="Tabelle1.B27" table:number-rows-spanned="3" office:value-type="string">
            <text:p text:style-name="P2">Bescheinigung der Therapiezeit bei <text:span text:style-name="T10">Name des Therapeuten</text:span></text:p>
          </table:table-cell>
          <table:table-cell table:style-name="Tabelle1.C27" office:value-type="string">
            <text:p text:style-name="P2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Enthält Beschreibung der Therapiezeit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Daraus folgender Beweis, dass die Geschlechterrolle im Alltagstest, dessen Beginn im Gutachten von <text:span text:style-name="T10">Name des Therapeuten</text:span> geschildert wird, 18 Monate lang erprobt wurde.</text:p>
            <text:p text:style-name="P2"/>
            <text:p text:style-name="P3">[Falls Gutachter=Therapeut]</text:p>
          </table:table-cell>
        </table:table-row>
        <table:table-row>
          <table:table-cell table:style-name="Tabelle1.A19" table:number-rows-spanned="2" office:value-type="string">
            <text:p text:style-name="P2">5</text:p>
          </table:table-cell>
          <table:table-cell table:style-name="Tabelle1.B27" table:number-rows-spanned="2" office:value-type="string">
            <text:p text:style-name="P2">Gerichtlicher Beschluss der Vornamens- und Personenstandsänderung nach §1 und §8 TSG</text:p>
          </table:table-cell>
          <table:table-cell table:style-name="Tabelle1.C27" office:value-type="string">
            <text:p text:style-name="P4"><text:span text:style-name="T7">Die Änderung offizieller Daten zeigt Bindung an die </text:span><text:span text:style-name="T8">männliche</text:span><text:span text:style-name="T7"> Geschlechterrolle und verdeutlicht (geschlechtsdysphorischen) krankheitswertigen Leidensdruck, der u.A. bei </text:span><text:span text:style-name="T8">weiblichen</text:span><text:span text:style-name="T7"> Dokumenten bestand.</text:span>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4"><text:span text:style-name="T7">Das Protokoll der Sitzung des Amtsgerichts enthält erneut die Aussage, dass ich seit über 18 Monaten als </text:span><text:span text:style-name="T8">Mann</text:span><text:span text:style-name="T7"> lebe, eine weitere Bestätigung des Alltagstests von über 18 Monaten.</text:span></text:p>
            <text:p text:style-name="P2"/>
            <text:p text:style-name="P3">[Falls die Frage vor Gericht gestellt wurde]</text:p>
          </table:table-cell>
        </table:table-row>
        <table:table-row>
          <table:table-cell table:style-name="Tabelle1.A19" table:number-rows-spanned="4" office:value-type="string">
            <text:p text:style-name="P2">6</text:p>
          </table:table-cell>
          <table:table-cell table:style-name="Tabelle1.B27" table:number-rows-spanned="4" office:value-type="string">
            <text:p text:style-name="P1">Gynäkologisch-endokrinoligischer Bericht der <text:span text:style-name="T10">Praxis</text:span> von <text:span text:style-name="T10">TT.MM.JJJJ</text:span></text:p>
          </table:table-cell>
          <table:table-cell table:style-name="Tabelle1.C27" office:value-type="string">
            <text:p text:style-name="P2">Schließt Intersexualität aus.</text:p>
            <text:p text:style-name="P2"/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Enthält Bericht über Genitalstatus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4"><text:span text:style-name="T7">Bestätigt Hormonersatztherapie von </text:span><text:span text:style-name="T15">XX</text:span><text:span text:style-name="T7"> Monaten und deren </text:span><text:span text:style-name="T9">maskulinisierende</text:span><text:span text:style-name="T7"> Wirkung.</text:span>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4"><text:span text:style-name="T12">Bestätigt 2 Jahre des Lebens in der </text:span><text:span text:style-name="T13">männlichen</text:span><text:span text:style-name="T12"> Geschlechtsrolle.</text:span></text:p>
            <text:p text:style-name="P3"><text:soft-page-break/>[Falls erwähnt]</text:p>
          </table:table-cell>
        </table:table-row>
        <table:table-row>
          <table:table-cell table:style-name="Tabelle1.A19" table:number-rows-spanned="4" office:value-type="string">
            <text:p text:style-name="P2">7</text:p>
          </table:table-cell>
          <table:table-cell table:style-name="Tabelle1.B27" table:number-rows-spanned="4" office:value-type="string">
            <text:p text:style-name="P1">Indikationsschreiben für genitalangleichende operative Maßnahmen von <text:span text:style-name="T10">Name des Therapeuten</text:span></text:p>
            <text:p text:style-name="P1"/>
            <text:p text:style-name="P3">[„Dr. med.“ erhöht Erfolgschancen!]</text:p>
          </table:table-cell>
          <table:table-cell table:style-name="Tabelle1.C27" office:value-type="string">
            <text:p text:style-name="P1">Indiziert medizinische Notwendigkeit des operativen Eingriffs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3">Enthält Kurzbericht über Therapie und Lebenslauf.</text:p>
            <text:p text:style-name="P3"/>
            <text:p text:style-name="P3">[Falls erwähnt]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3">Bestätigt Diagnose der Geschlechtsdysphorie.</text:p>
            <text:p text:style-name="P3"/>
            <text:p text:style-name="P3">[Falls erwähnt]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1">Enthält einen Ausschluss von Komorbiditäten.</text:p>
          </table:table-cell>
        </table:table-row>
        <table:table-row>
          <table:table-cell table:style-name="Tabelle1.A2" table:number-rows-spanned="3" office:value-type="float" office:value="8">
            <text:p text:style-name="P2">8</text:p>
          </table:table-cell>
          <table:table-cell table:style-name="Tabelle1.B27" table:number-rows-spanned="3" office:value-type="string">
            <text:p text:style-name="P2">Chirurgischer Bericht von <text:span text:style-name="T10">Name Chirurg*in</text:span> vom <text:span text:style-name="T10">TT.MM.JJJJ</text:span></text:p>
          </table:table-cell>
          <table:table-cell table:style-name="Tabelle1.C27" office:value-type="string">
            <text:p text:style-name="P2">Seite <text:span text:style-name="T10">X</text:span> enthält eine positive Prognose für die geplante geschlechtsangleichende Operation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Enthält Bericht über Genitalstatus.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2">Seite <text:span text:style-name="T10">X</text:span> enthält eine Erklärung, dass ich über alle Aspekte der Operation, inklusive der Risiken, aufgeklärt wurde und diese Aufklärung auch verstanden habe.</text:p>
          </table:table-cell>
        </table:table-row>
        <table:table-row>
          <table:table-cell table:style-name="Tabelle1.A2" office:value-type="float" office:value="9">
            <text:p text:style-name="P2">9</text:p>
          </table:table-cell>
          <table:table-cell table:style-name="Tabelle1.B27" office:value-type="string">
            <text:p text:style-name="P2">Tab<text:span text:style-name="T3">ellarischer transsexueller Lebenslauf auf Stand vom </text:span><text:span text:style-name="T10">TT.MM.JJJ</text:span></text:p>
            <text:p text:style-name="P3"/>
            <text:p text:style-name="P3">[Falls schon vorhanden]</text:p>
          </table:table-cell>
          <table:table-cell table:style-name="Tabelle1.C27" office:value-type="string">
            <text:p text:style-name="P2">Verdeutlicht (geschlechtsdysphorischen) krankheitswertigen Leidensdruck.</text:p>
          </table:table-cell>
        </table:table-row>
        <table:table-row>
          <table:table-cell table:style-name="Tabelle1.A2" office:value-type="float" office:value="10">
            <text:p text:style-name="P2">10</text:p>
          </table:table-cell>
          <table:table-cell table:style-name="Tabelle1.B27" office:value-type="string">
            <text:p text:style-name="P2">Ausgeschriebener transsexueller Lebenslauf auf Stan<text:span text:style-name="T3">d vom </text:span><text:span text:style-name="T10">TT.MM.JJJJ</text:span></text:p>
            <text:p text:style-name="P3"/>
            <text:p text:style-name="P3">[Falls schon vorhanden]</text:p>
          </table:table-cell>
          <table:table-cell table:style-name="Tabelle1.C27" office:value-type="string">
            <text:p text:style-name="P2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1">
            <text:p text:style-name="P2">11</text:p>
          </table:table-cell>
          <table:table-cell table:style-name="Tabelle1.B27" table:number-rows-spanned="3" office:value-type="string">
            <text:p text:style-name="P2">Motivationsschreiben</text:p>
            <text:p text:style-name="P2"/>
            <text:p text:style-name="P3">[Falls emotional möglich, dieses Schreiben kann sehr belasten]</text:p>
          </table:table-cell>
          <table:table-cell table:style-name="Tabelle1.C27" office:value-type="string">
            <text:p text:style-name="P4"><text:span text:style-name="T4">Ergänzungsbericht über das bisherige Leben als </text:span><text:span text:style-name="T5">Mann</text:span>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1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7" office:value-type="string">
            <text:p text:style-name="P4"><text:span text:style-name="T4">Verdeutlicht (geschlechtsdysphorischen) krankheitswertigen Leidensdruck, zeigt meine Beziehung zu de</text:span><text:span text:style-name="T5">n zu operierenden Genitalien</text:span><text:span text:style-name="T4"> auf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lena Schmidt</meta:initial-creator>
    <meta:creation-date>2019-12-21T18:13:58.97</meta:creation-date>
    <dc:date>2020-05-03T18:37:21.564000000</dc:date>
    <meta:editing-duration>PT33M56S</meta:editing-duration>
    <meta:editing-cycles>17</meta:editing-cycles>
    <meta:generator>LibreOffice/6.4.3.2$Windows_X86_64 LibreOffice_project/747b5d0ebf89f41c860ec2a39efd7cb15b54f2d8</meta:generator>
    <meta:document-statistic meta:table-count="1" meta:image-count="0" meta:object-count="0" meta:page-count="3" meta:paragraph-count="80" meta:word-count="520" meta:character-count="4207" meta:non-whitespace-character-count="3766"/>
  </office:meta>
</office:document-meta>
</file>